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39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2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9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9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67cm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fill-color="#bbe33d"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draw:fill-color="#bbe33d" draw:textarea-horizontal-align="justify" draw:textarea-vertical-align="middle" draw:auto-grow-height="false" fo:min-height="0.24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0.9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3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0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988cm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0.25cm" fo:min-width="0cm"/>
    </style:style>
    <style:style style:name="gr20" style:family="graphic" style:parent-style-name="objectwithoutfill">
      <style:graphic-properties draw:fill="solid" draw:fill-color="#999999" draw:textarea-vertical-align="middle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 fo:min-height="0.2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5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8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6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61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5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8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6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65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24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0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01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99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9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3.1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3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6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472cm"/>
    </style:style>
    <style:style style:name="P1" style:family="paragraph">
      <loext:graphic-properties draw:fill="none" draw:fill-color="#ffffff"/>
      <style:text-properties style:font-name="Arial" fo:font-size="1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rial" fo:font-size="6pt" style:font-size-asian="10pt" style:font-size-complex="10pt"/>
    </style:style>
    <style:style style:name="P4" style:family="paragraph">
      <loext:graphic-properties draw:fill-color="#999999"/>
      <style:paragraph-properties fo:text-align="center"/>
      <style:text-properties style:font-name="Arial" fo:font-size="6pt" style:font-size-asian="10pt" style:font-size-complex="10pt"/>
    </style:style>
    <style:style style:name="P5" style:family="paragraph">
      <loext:graphic-properties draw:fill="none" draw:fill-color="#ffffff"/>
      <style:text-properties style:font-name="Arial" fo:font-size="6pt"/>
    </style:style>
    <style:style style:name="P6" style:family="paragraph">
      <loext:graphic-properties draw:fill-color="#8d1d75"/>
      <style:paragraph-properties fo:text-align="center"/>
      <style:text-properties style:font-name="Arial" fo:font-size="6pt" style:font-size-asian="10pt" style:font-size-complex="10pt"/>
    </style:style>
    <style:style style:name="P7" style:family="paragraph">
      <loext:graphic-properties draw:fill-color="#ff8000"/>
      <style:paragraph-properties fo:text-align="center"/>
      <style:text-properties style:font-name="Arial" fo:font-size="6pt" style:font-size-asian="10pt" style:font-size-complex="10pt"/>
    </style:style>
    <style:style style:name="P8" style:family="paragraph">
      <loext:graphic-properties draw:fill-color="#bbe33d"/>
      <style:paragraph-properties fo:text-align="center"/>
      <style:text-properties style:font-name="Arial" fo:font-size="6pt" style:font-size-asian="10pt" style:font-size-complex="10pt"/>
    </style:style>
    <style:style style:name="P9" style:family="paragraph">
      <loext:graphic-properties draw:fill="solid" draw:fill-color="#999999"/>
      <style:paragraph-properties fo:text-align="center"/>
      <style:text-properties style:font-name="Arial" fo:font-size="8pt"/>
    </style:style>
    <style:style style:name="P10" style:family="paragraph">
      <loext:graphic-properties draw:fill-color="#800080"/>
      <style:paragraph-properties fo:text-align="center"/>
      <style:text-properties style:font-name="Arial" fo:font-size="6pt" style:font-size-asian="10pt" style:font-size-complex="10pt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6pt" style:font-size-asian="10pt" style:font-size-complex="10pt"/>
    </style:style>
    <style:style style:name="T3" style:family="text">
      <style:text-properties style:font-name="Arial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6cm" svg:height="0.725cm" svg:x="1.835cm" svg:y="2.402cm">
          <draw:text-box>
            <text:p><text:span text:style-name="T1">LK1</text:span></text:p>
          </draw:text-box>
        </draw:frame>
        <draw:frame draw:style-name="gr2" draw:text-style-name="P1" draw:layer="layout" svg:width="9.892cm" svg:height="1.199cm" svg:x="0.94cm" svg:y="1cm">
          <draw:text-box>
            <text:p><text:span text:style-name="T1">Camputers Lynx 48/96K Mark I Jumper Settings</text:span></text:p>
            <text:p><text:span text:style-name="T1">@grandoldian 12/2023 v1 (Board Folk v1n Board)</text:span></text:p>
          </draw:text-box>
        </draw:frame>
        <draw:custom-shape draw:style-name="gr3" draw:text-style-name="P3" draw:layer="layout" svg:width="0.5cm" svg:height="0.5cm" svg:x="2.1cm" svg:y="3.1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1cm" svg:y="4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1cm" svg:y="3.6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86cm" svg:height="1.673cm" svg:x="1.395cm" svg:y="3.027cm">
          <draw:text-box>
            <text:p><text:span text:style-name="T1">B</text:span></text:p>
            <text:p><text:span text:style-name="T1"/></text:p>
            <text:p><text:span text:style-name="T1">A</text:span></text:p>
          </draw:text-box>
        </draw:frame>
        <draw:frame draw:style-name="gr6" draw:text-style-name="P5" draw:layer="layout" svg:width="2.233cm" svg:height="0.727cm" svg:x="2.762cm" svg:y="2.4cm">
          <draw:text-box>
            <text:p><text:span text:style-name="T3">RAM Bank 1 Pin 1</text:span></text:p>
            <text:p><text:span text:style-name="T3">Voltage Selection</text:span></text:p>
          </draw:text-box>
        </draw:frame>
        <draw:frame draw:style-name="gr7" draw:text-style-name="P5" draw:layer="layout" svg:width="1.488cm" svg:height="0.727cm" svg:x="2.6cm" svg:y="3cm">
          <draw:text-box>
            <text:p><text:span text:style-name="T3">4116 RAM</text:span></text:p>
            <text:p><text:span text:style-name="T3">1-2 -5V</text:span></text:p>
          </draw:text-box>
        </draw:frame>
        <draw:custom-shape draw:style-name="gr3" draw:text-style-name="P3" draw:layer="layout" svg:width="0.5cm" svg:height="0.5cm" svg:x="4.2cm" svg:y="4.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2cm" svg:y="3.6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2cm" svg:y="3.1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93cm" svg:height="0.965cm" svg:x="4.707cm" svg:y="3cm">
          <draw:text-box>
            <text:p><text:span text:style-name="T3">4164/8118</text:span></text:p>
            <text:p><text:span text:style-name="T3">RAM</text:span></text:p>
            <text:p><text:span text:style-name="T3">NF</text:span></text:p>
          </draw:text-box>
        </draw:frame>
        <draw:frame draw:style-name="gr1" draw:text-style-name="P1" draw:layer="layout" svg:width="1.26cm" svg:height="0.725cm" svg:x="1.835cm" svg:y="5.277cm">
          <draw:text-box>
            <text:p><text:span text:style-name="T1">LK3</text:span></text:p>
          </draw:text-box>
        </draw:frame>
        <draw:frame draw:style-name="gr9" draw:text-style-name="P1" draw:layer="layout" svg:width="0.786cm" svg:height="0.725cm" svg:x="2.214cm" svg:y="7.375cm">
          <draw:text-box>
            <text:p><text:span text:style-name="T1">B</text:span></text:p>
          </draw:text-box>
        </draw:frame>
        <draw:frame draw:style-name="gr10" draw:text-style-name="P5" draw:layer="layout" svg:width="1.967cm" svg:height="0.727cm" svg:x="2.762cm" svg:y="5.275cm">
          <draw:text-box>
            <text:p><text:span text:style-name="T3">Video RAM</text:span></text:p>
            <text:p><text:span text:style-name="T3">Mode Selection</text:span></text:p>
          </draw:text-box>
        </draw:frame>
        <draw:custom-shape draw:style-name="gr11" draw:text-style-name="P6" draw:layer="layout" svg:width="0.5cm" svg:height="0.5cm" svg:x="2.112cm" svg:y="5.96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2.112cm" svg:y="6.967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2.112cm" svg:y="6.467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cm" svg:height="0.5cm" svg:x="2.612cm" svg:y="5.967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cm" svg:height="0.5cm" svg:x="2.612cm" svg:y="6.967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cm" svg:height="0.492cm" svg:x="2.612cm" svg:y="6.475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.471cm" svg:height="1.203cm" svg:x="3.224cm" svg:y="5.91cm">
          <draw:text-box>
            <text:p><text:span text:style-name="T3">48K Mode</text:span></text:p>
            <text:p><text:span text:style-name="T3">1-4</text:span></text:p>
            <text:p><text:span text:style-name="T3">2-3</text:span></text:p>
            <text:p><text:span text:style-name="T3">5-6</text:span></text:p>
          </draw:text-box>
        </draw:frame>
        <draw:frame draw:style-name="gr1" draw:text-style-name="P1" draw:layer="layout" svg:width="1.26cm" svg:height="0.725cm" svg:x="7.44cm" svg:y="2.402cm">
          <draw:text-box>
            <text:p><text:span text:style-name="T1">LK2</text:span></text:p>
          </draw:text-box>
        </draw:frame>
        <draw:frame draw:style-name="gr5" draw:text-style-name="P1" draw:layer="layout" svg:width="0.786cm" svg:height="1.673cm" svg:x="7cm" svg:y="3.027cm">
          <draw:text-box>
            <text:p><text:span text:style-name="T1">A</text:span></text:p>
            <text:p><text:span text:style-name="T1"/></text:p>
            <text:p><text:span text:style-name="T1">B</text:span></text:p>
          </draw:text-box>
        </draw:frame>
        <draw:frame draw:style-name="gr16" draw:text-style-name="P5" draw:layer="layout" svg:width="2.826cm" svg:height="0.727cm" svg:x="8.367cm" svg:y="2.4cm">
          <draw:text-box>
            <text:p><text:span text:style-name="T3">RAM Bank 1 Pin 8 and 9</text:span></text:p>
            <text:p><text:span text:style-name="T3">Mode Selection</text:span></text:p>
          </draw:text-box>
        </draw:frame>
        <draw:custom-shape draw:style-name="gr4" draw:text-style-name="P4" draw:layer="layout" svg:width="0.5cm" svg:height="0.5cm" svg:x="7.717cm" svg:y="3.092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717cm" svg:y="4.092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7.717cm" svg:y="3.59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8.717cm" svg:y="3.092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8.717cm" svg:y="4.092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8.717cm" svg:y="3.592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505cm" svg:height="0.965cm" svg:x="9.317cm" svg:y="3.027cm">
          <draw:text-box>
            <text:p><text:span text:style-name="T3">4164 RAM</text:span></text:p>
            <text:p><text:span text:style-name="T3">1-2 5V</text:span></text:p>
            <text:p><text:span text:style-name="T3">4-5 A7</text:span></text:p>
          </draw:text-box>
        </draw:frame>
        <draw:custom-shape draw:style-name="gr3" draw:text-style-name="P3" draw:layer="layout" svg:width="0.5cm" svg:height="0.5cm" svg:x="11.212cm" svg:y="3.092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212cm" svg:y="4.092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212cm" svg:y="3.59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2.212cm" svg:y="3.092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212cm" svg:y="4.092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2.212cm" svg:y="3.592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488cm" svg:height="0.965cm" svg:x="12.812cm" svg:y="3.027cm">
          <draw:text-box>
            <text:p><text:span text:style-name="T3">4116 RAM</text:span></text:p>
            <text:p><text:span text:style-name="T3">2-3 12V</text:span></text:p>
            <text:p><text:span text:style-name="T3">5-6 5V</text:span></text:p>
          </draw:text-box>
        </draw:frame>
        <draw:custom-shape draw:style-name="gr19" draw:text-style-name="P4" draw:layer="layout" svg:width="0.5cm" svg:height="0.5cm" svg:x="14.717cm" svg:y="3.092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4.717cm" svg:y="4.092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cm" svg:height="0.5cm" svg:x="14.717cm" svg:y="3.59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5.717cm" svg:y="3.092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5.717cm" svg:y="4.092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5.717cm" svg:y="3.592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488cm" svg:height="0.965cm" svg:x="16.317cm" svg:y="3.027cm">
          <draw:text-box>
            <text:p><text:span text:style-name="T3">8118 RAM</text:span></text:p>
            <text:p><text:span text:style-name="T3">1-2 5V</text:span></text:p>
            <text:p><text:span text:style-name="T3">4-6 NF</text:span></text:p>
          </draw:text-box>
        </draw:frame>
        <draw:line draw:style-name="gr20" draw:text-style-name="P9" draw:layer="layout" svg:x1="6.6cm" svg:y1="4.7cm" svg:x2="6.6cm" svg:y2="2.6cm">
          <text:p/>
        </draw:line>
        <draw:line draw:style-name="gr20" draw:text-style-name="P9" draw:layer="layout" svg:x1="18.8cm" svg:y1="5.1cm" svg:x2="1.9cm" svg:y2="5.1cm">
          <text:p/>
        </draw:line>
        <draw:custom-shape draw:style-name="gr12" draw:text-style-name="P7" draw:layer="layout" svg:width="0.5cm" svg:height="0.5cm" svg:x="5.3cm" svg:y="5.97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5cm" svg:height="0.5cm" svg:x="5.3cm" svg:y="6.975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5.3cm" svg:y="6.47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cm" svg:height="0.5cm" svg:x="5.8cm" svg:y="5.975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5cm" svg:height="0.5cm" svg:x="5.8cm" svg:y="6.975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cm" svg:height="0.492cm" svg:x="5.8cm" svg:y="6.483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.471cm" svg:height="1.203cm" svg:x="6.412cm" svg:y="5.918cm">
          <draw:text-box>
            <text:p><text:span text:style-name="T3">96K Mode</text:span></text:p>
            <text:p><text:span text:style-name="T3">1-2</text:span></text:p>
            <text:p><text:span text:style-name="T3">4-5</text:span></text:p>
            <text:p><text:span text:style-name="T3">3-6</text:span></text:p>
          </draw:text-box>
        </draw:frame>
        <draw:frame draw:style-name="gr9" draw:text-style-name="P1" draw:layer="layout" svg:width="0.786cm" svg:height="0.725cm" svg:x="5.414cm" svg:y="7.375cm">
          <draw:text-box>
            <text:p><text:span text:style-name="T1">A</text:span></text:p>
          </draw:text-box>
        </draw:frame>
        <draw:frame draw:style-name="gr1" draw:text-style-name="P1" draw:layer="layout" svg:width="1.26cm" svg:height="0.725cm" svg:x="9.135cm" svg:y="5.302cm">
          <draw:text-box>
            <text:p><text:span text:style-name="T1">LK4</text:span></text:p>
          </draw:text-box>
        </draw:frame>
        <draw:custom-shape draw:style-name="gr4" draw:text-style-name="P4" draw:layer="layout" svg:width="0.5cm" svg:height="0.5cm" svg:x="9.4cm" svg:y="6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.4cm" svg:y="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9.4cm" svg:y="6.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86cm" svg:height="1.673cm" svg:x="8.695cm" svg:y="5.927cm">
          <draw:text-box>
            <text:p><text:span text:style-name="T1">A</text:span></text:p>
            <text:p><text:span text:style-name="T1"/></text:p>
            <text:p><text:span text:style-name="T1">B</text:span></text:p>
          </draw:text-box>
        </draw:frame>
        <draw:frame draw:style-name="gr22" draw:text-style-name="P5" draw:layer="layout" svg:width="3.072cm" svg:height="0.727cm" svg:x="10.062cm" svg:y="5.3cm">
          <draw:text-box>
            <text:p><text:span text:style-name="T3">VCLK Selection</text:span></text:p>
            <text:p><text:span text:style-name="T3">(Not Fitted / Preconfigured)</text:span></text:p>
          </draw:text-box>
        </draw:frame>
        <draw:frame draw:style-name="gr23" draw:text-style-name="P5" draw:layer="layout" svg:width="1.319cm" svg:height="0.727cm" svg:x="9.9cm" svg:y="5.9cm">
          <draw:text-box>
            <text:p><text:span text:style-name="T3">2MHz</text:span></text:p>
            <text:p><text:span text:style-name="T3">(Default)</text:span></text:p>
          </draw:text-box>
        </draw:frame>
        <draw:custom-shape draw:style-name="gr4" draw:text-style-name="P4" draw:layer="layout" svg:width="0.5cm" svg:height="0.5cm" svg:x="11.5cm" svg:y="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11.5cm" svg:y="6.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.5cm" svg:y="6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141cm" svg:height="0.727cm" svg:x="12.007cm" svg:y="5.9cm">
          <draw:text-box>
            <text:p><text:span text:style-name="T3">24Mhz</text:span></text:p>
            <text:p><text:span text:style-name="T3">(?)</text:span></text:p>
          </draw:text-box>
        </draw:frame>
        <draw:line draw:style-name="gr20" draw:text-style-name="P9" draw:layer="layout" svg:x1="8.2cm" svg:y1="7.6cm" svg:x2="8.2cm" svg:y2="5.5cm">
          <text:p/>
        </draw:line>
        <draw:line draw:style-name="gr20" draw:text-style-name="P9" draw:layer="layout" svg:x1="18.8cm" svg:y1="8.3cm" svg:x2="1.9cm" svg:y2="8.3cm">
          <text:p/>
        </draw:line>
        <draw:frame draw:style-name="gr1" draw:text-style-name="P1" draw:layer="layout" svg:width="1.26cm" svg:height="0.725cm" svg:x="1.887cm" svg:y="8.602cm">
          <draw:text-box>
            <text:p><text:span text:style-name="T1">LK5</text:span></text:p>
          </draw:text-box>
        </draw:frame>
        <draw:custom-shape draw:style-name="gr4" draw:text-style-name="P4" draw:layer="layout" svg:width="0.5cm" svg:height="0.5cm" svg:x="2.152cm" svg:y="9.3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152cm" svg:y="10.3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152cm" svg:y="9.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86cm" svg:height="1.673cm" svg:x="1.447cm" svg:y="9.227cm">
          <draw:text-box>
            <text:p><text:span text:style-name="T1">B</text:span></text:p>
            <text:p><text:span text:style-name="T1"/></text:p>
            <text:p><text:span text:style-name="T1">A</text:span></text:p>
          </draw:text-box>
        </draw:frame>
        <draw:frame draw:style-name="gr6" draw:text-style-name="P5" draw:layer="layout" svg:width="2.233cm" svg:height="0.727cm" svg:x="2.814cm" svg:y="8.6cm">
          <draw:text-box>
            <text:p><text:span text:style-name="T3">RAM Bank 2 Pin 9</text:span></text:p>
            <text:p><text:span text:style-name="T3">Mode Selection</text:span></text:p>
          </draw:text-box>
        </draw:frame>
        <draw:frame draw:style-name="gr7" draw:text-style-name="P5" draw:layer="layout" svg:width="1.488cm" svg:height="0.727cm" svg:x="2.652cm" svg:y="9.2cm">
          <draw:text-box>
            <text:p><text:span text:style-name="T3">4116 RAM</text:span></text:p>
            <text:p><text:span text:style-name="T3">2-3 +5V</text:span></text:p>
          </draw:text-box>
        </draw:frame>
        <draw:custom-shape draw:style-name="gr4" draw:text-style-name="P4" draw:layer="layout" svg:width="0.5cm" svg:height="0.5cm" svg:x="4.252cm" svg:y="10.3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4.252cm" svg:y="9.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252cm" svg:y="9.3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116cm" svg:height="0.965cm" svg:x="4.759cm" svg:y="9.2cm">
          <draw:text-box>
            <text:p><text:span text:style-name="T3">4164</text:span></text:p>
            <text:p><text:span text:style-name="T3">RAM</text:span></text:p>
            <text:p><text:span text:style-name="T3">1-2 A7</text:span></text:p>
          </draw:text-box>
        </draw:frame>
        <draw:frame draw:style-name="gr1" draw:text-style-name="P1" draw:layer="layout" svg:width="1.26cm" svg:height="0.725cm" svg:x="1.84cm" svg:y="11.702cm">
          <draw:text-box>
            <text:p><text:span text:style-name="T1">LK6</text:span></text:p>
          </draw:text-box>
        </draw:frame>
        <draw:custom-shape draw:style-name="gr4" draw:text-style-name="P4" draw:layer="layout" svg:width="0.5cm" svg:height="0.5cm" svg:x="2.105cm" svg:y="12.4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105cm" svg:y="13.4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105cm" svg:y="12.9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86cm" svg:height="1.673cm" svg:x="1.4cm" svg:y="12.327cm">
          <draw:text-box>
            <text:p><text:span text:style-name="T1">B</text:span></text:p>
            <text:p><text:span text:style-name="T1"/></text:p>
            <text:p><text:span text:style-name="T1">A</text:span></text:p>
          </draw:text-box>
        </draw:frame>
        <draw:frame draw:style-name="gr26" draw:text-style-name="P5" draw:layer="layout" svg:width="2.005cm" svg:height="0.965cm" svg:x="2.767cm" svg:y="11.7cm">
          <draw:text-box>
            <text:p><text:span text:style-name="T3">/VCASII Select</text:span></text:p>
            <text:p><text:span text:style-name="T3">Use 1-2 (South)</text:span></text:p>
            <text:p><text:span text:style-name="T3"/></text:p>
          </draw:text-box>
        </draw:frame>
        <draw:frame draw:style-name="gr27" draw:text-style-name="P5" draw:layer="layout" svg:width="1.387cm" svg:height="0.727cm" svg:x="2.605cm" svg:y="12.3cm">
          <draw:text-box>
            <text:p><text:span text:style-name="T3">Unknown</text:span></text:p>
            <text:p><text:span text:style-name="T3">(?)</text:span></text:p>
          </draw:text-box>
        </draw:frame>
        <draw:custom-shape draw:style-name="gr4" draw:text-style-name="P4" draw:layer="layout" svg:width="0.5cm" svg:height="0.5cm" svg:x="4.205cm" svg:y="13.4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4.205cm" svg:y="12.9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205cm" svg:y="12.4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1.175cm" svg:height="0.727cm" svg:x="4.712cm" svg:y="12.3cm">
          <draw:text-box>
            <text:p><text:span text:style-name="T3">Default</text:span></text:p>
            <text:p><text:span text:style-name="T3">(?)</text:span></text:p>
          </draw:text-box>
        </draw:frame>
        <draw:frame draw:style-name="gr1" draw:text-style-name="P1" draw:layer="layout" svg:width="1.26cm" svg:height="0.725cm" svg:x="6.805cm" svg:y="11.702cm">
          <draw:text-box>
            <text:p><text:span text:style-name="T1">LK7</text:span></text:p>
          </draw:text-box>
        </draw:frame>
        <draw:frame draw:style-name="gr29" draw:text-style-name="P5" draw:layer="layout" svg:width="2.153cm" svg:height="0.727cm" svg:x="7.732cm" svg:y="11.7cm">
          <draw:text-box>
            <text:p><text:span text:style-name="T3">Baud Rate Select</text:span></text:p>
            <text:p><text:span text:style-name="T3">TBD</text:span></text:p>
          </draw:text-box>
        </draw:frame>
        <draw:custom-shape draw:style-name="gr3" draw:text-style-name="P3" draw:layer="layout" svg:width="0.5cm" svg:height="0.5cm" svg:x="7.082cm" svg:y="12.392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082cm" svg:y="13.392cm">
          <text:p text:style-name="P2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082cm" svg:y="12.892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82cm" svg:y="12.39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82cm" svg:y="13.392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0.5cm" svg:height="0.492cm" svg:x="7.582cm" svg:y="12.9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1.543cm" svg:height="1.203cm" svg:x="8.194cm" svg:y="12.335cm">
          <draw:text-box>
            <text:p><text:span text:style-name="T3">1-2 ? Baud</text:span></text:p>
            <text:p><text:span text:style-name="T3">3-4 ? Baud</text:span></text:p>
            <text:p><text:span text:style-name="T3">5-6 ? Baud</text:span></text:p>
            <text:p><text:span text:style-name="T3">7-8 ? Baud</text:span></text:p>
          </draw:text-box>
        </draw:frame>
        <draw:line draw:style-name="gr20" draw:text-style-name="P9" draw:layer="layout" svg:x1="6.253cm" svg:y1="14cm" svg:x2="6.253cm" svg:y2="11.9cm">
          <text:p/>
        </draw:line>
        <draw:custom-shape draw:style-name="gr3" draw:text-style-name="P3" draw:layer="layout" svg:width="0.5cm" svg:height="0.5cm" svg:x="7.082cm" svg:y="13.892cm">
          <text:p text:style-name="P2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82cm" svg:y="13.892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0.553cm" svg:y1="14cm" svg:x2="10.553cm" svg:y2="11.9cm">
          <text:p/>
        </draw:line>
        <draw:line draw:style-name="gr20" draw:text-style-name="P9" draw:layer="layout" svg:x1="18.753cm" svg:y1="14.9cm" svg:x2="1.853cm" svg:y2="14.9cm">
          <text:p/>
        </draw:line>
        <draw:frame draw:style-name="gr1" draw:text-style-name="P1" draw:layer="layout" svg:width="1.26cm" svg:height="0.725cm" svg:x="11.093cm" svg:y="11.702cm">
          <draw:text-box>
            <text:p><text:span text:style-name="T1">LK8</text:span></text:p>
          </draw:text-box>
        </draw:frame>
        <draw:frame draw:style-name="gr6" draw:text-style-name="P5" draw:layer="layout" svg:width="2.233cm" svg:height="0.727cm" svg:x="12.02cm" svg:y="11.7cm">
          <draw:text-box>
            <text:p><text:span text:style-name="T3">RAM Bank 2 Pin 1</text:span></text:p>
            <text:p><text:span text:style-name="T3">Voltage Selection</text:span></text:p>
          </draw:text-box>
        </draw:frame>
        <draw:custom-shape draw:style-name="gr19" draw:text-style-name="P4" draw:layer="layout" svg:width="0.5cm" svg:height="0.5cm" svg:x="11.853cm" svg:y="12.5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cm" svg:height="0.5cm" svg:x="11.353cm" svg:y="12.5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1.201cm" svg:height="0.727cm" svg:x="12.453cm" svg:y="12.4cm">
          <draw:text-box>
            <text:p><text:span text:style-name="T3">4116</text:span></text:p>
            <text:p><text:span text:style-name="T3">1-2 -5V</text:span></text:p>
          </draw:text-box>
        </draw:frame>
        <draw:custom-shape draw:style-name="gr33" draw:text-style-name="P3" draw:layer="layout" svg:width="0.5cm" svg:height="0.5cm" svg:x="11.853cm" svg:y="13.373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5cm" svg:height="0.5cm" svg:x="11.353cm" svg:y="13.373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1.493cm" svg:height="0.727cm" svg:x="12.453cm" svg:y="13.273cm">
          <draw:text-box>
            <text:p><text:span text:style-name="T3">4164/8118</text:span></text:p>
            <text:p><text:span text:style-name="T3">NF</text:span></text:p>
          </draw:text-box>
        </draw:frame>
        <draw:frame draw:style-name="gr1" draw:text-style-name="P1" draw:layer="layout" svg:width="1.26cm" svg:height="0.725cm" svg:x="1.759cm" svg:y="15.082cm">
          <draw:text-box>
            <text:p><text:span text:style-name="T1">LK9</text:span></text:p>
          </draw:text-box>
        </draw:frame>
        <draw:custom-shape draw:style-name="gr4" draw:text-style-name="P4" draw:layer="layout" svg:width="0.5cm" svg:height="0.5cm" svg:x="2.024cm" svg:y="15.78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2.024cm" svg:y="16.78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2.024cm" svg:y="16.2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86cm" svg:height="1.673cm" svg:x="1.319cm" svg:y="15.707cm">
          <draw:text-box>
            <text:p><text:span text:style-name="T1">B</text:span></text:p>
            <text:p><text:span text:style-name="T1"/></text:p>
            <text:p><text:span text:style-name="T1">A</text:span></text:p>
          </draw:text-box>
        </draw:frame>
        <draw:frame draw:style-name="gr6" draw:text-style-name="P5" draw:layer="layout" svg:width="2.233cm" svg:height="0.727cm" svg:x="2.686cm" svg:y="15.08cm">
          <draw:text-box>
            <text:p><text:span text:style-name="T3">RAM Bank 2 Pin 8</text:span></text:p>
            <text:p><text:span text:style-name="T3">Voltage Selection</text:span></text:p>
          </draw:text-box>
        </draw:frame>
        <draw:frame draw:style-name="gr7" draw:text-style-name="P5" draw:layer="layout" svg:width="1.488cm" svg:height="0.727cm" svg:x="2.524cm" svg:y="15.68cm">
          <draw:text-box>
            <text:p><text:span text:style-name="T3">4116 RAM</text:span></text:p>
            <text:p><text:span text:style-name="T3">1-2 12V</text:span></text:p>
          </draw:text-box>
        </draw:frame>
        <draw:custom-shape draw:style-name="gr4" draw:text-style-name="P4" draw:layer="layout" svg:width="0.5cm" svg:height="0.5cm" svg:x="4.124cm" svg:y="16.78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4.124cm" svg:y="16.2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124cm" svg:y="15.78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493cm" svg:height="0.965cm" svg:x="4.631cm" svg:y="15.68cm">
          <draw:text-box>
            <text:p><text:span text:style-name="T3">4164/8118</text:span></text:p>
            <text:p><text:span text:style-name="T3">RAM</text:span></text:p>
            <text:p><text:span text:style-name="T3">2-3 5V</text:span></text:p>
          </draw:text-box>
        </draw:frame>
        <draw:line draw:style-name="gr20" draw:text-style-name="P9" draw:layer="layout" svg:x1="6.524cm" svg:y1="17.38cm" svg:x2="6.524cm" svg:y2="15.28cm">
          <text:p/>
        </draw:line>
        <draw:frame draw:style-name="gr35" draw:text-style-name="P1" draw:layer="layout" svg:width="1.497cm" svg:height="0.725cm" svg:x="7.024cm" svg:y="15.082cm">
          <draw:text-box>
            <text:p><text:span text:style-name="T1">LK10</text:span></text:p>
          </draw:text-box>
        </draw:frame>
        <draw:custom-shape draw:style-name="gr4" draw:text-style-name="P4" draw:layer="layout" svg:width="0.5cm" svg:height="0.5cm" svg:x="7.289cm" svg:y="15.78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0.5cm" svg:x="7.289cm" svg:y="16.2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3.415cm" svg:height="0.727cm" svg:x="8.285cm" svg:y="15.08cm">
          <draw:text-box>
            <text:p><text:span text:style-name="T3">Modulator Additional Ground</text:span></text:p>
            <text:p><text:span text:style-name="T3">(Not Fitted / Preconfigured On)</text:span></text:p>
          </draw:text-box>
        </draw:frame>
        <draw:frame draw:style-name="gr37" draw:text-style-name="P5" draw:layer="layout" svg:width="1.213cm" svg:height="0.489cm" svg:x="7.789cm" svg:y="15.68cm">
          <draw:text-box>
            <text:p><text:span text:style-name="T3">Ground</text:span></text:p>
          </draw:text-box>
        </draw:frame>
        <draw:line draw:style-name="gr20" draw:text-style-name="P9" draw:layer="layout" svg:x1="11.924cm" svg:y1="17.38cm" svg:x2="11.924cm" svg:y2="15.28cm">
          <text:p/>
        </draw:line>
        <draw:frame draw:style-name="gr38" draw:text-style-name="P1" draw:layer="layout" svg:width="1.463cm" svg:height="0.725cm" svg:x="12.424cm" svg:y="15.082cm">
          <draw:text-box>
            <text:p><text:span text:style-name="T1">LK11</text:span></text:p>
          </draw:text-box>
        </draw:frame>
        <draw:frame draw:style-name="gr39" draw:text-style-name="P5" draw:layer="layout" svg:width="3.601cm" svg:height="0.727cm" svg:x="13.685cm" svg:y="15.08cm">
          <draw:text-box>
            <text:p><text:span text:style-name="T3">RGB Voltage</text:span></text:p>
            <text:p><text:span text:style-name="T3">(Not Fitted / Preconfigured RoW)</text:span></text:p>
          </draw:text-box>
        </draw:frame>
        <draw:custom-shape draw:style-name="gr19" draw:text-style-name="P4" draw:layer="layout" svg:width="0.5cm" svg:height="0.5cm" svg:x="13.224cm" svg:y="16.1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5cm" svg:height="0.5cm" svg:x="12.724cm" svg:y="16.18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1.848cm" svg:height="0.727cm" svg:x="14.731cm" svg:y="16.08cm">
          <draw:text-box>
            <text:p><text:span text:style-name="T3">Ground</text:span></text:p>
            <text:p><text:span text:style-name="T3">RoW (Default)</text:span></text:p>
          </draw:text-box>
        </draw:frame>
        <draw:custom-shape draw:style-name="gr19" draw:text-style-name="P4" draw:layer="layout" svg:width="0.5cm" svg:height="0.5cm" svg:x="13.224cm" svg:y="17.053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5cm" svg:height="0.5cm" svg:x="12.724cm" svg:y="17.053cm">
          <text:p text:style-name="P2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5" draw:layer="layout" svg:width="1.167cm" svg:height="0.727cm" svg:x="14.731cm" svg:y="16.953cm">
          <draw:text-box>
            <text:p><text:span text:style-name="T3">+12V</text:span></text:p>
            <text:p><text:span text:style-name="T3">France</text:span></text:p>
          </draw:text-box>
        </draw:frame>
        <draw:custom-shape draw:style-name="gr19" draw:text-style-name="P4" draw:layer="layout" svg:width="0.5cm" svg:height="0.5cm" svg:x="13.724cm" svg:y="16.18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5cm" svg:height="0.5cm" svg:x="13.724cm" svg:y="17.053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447cm" svg:y="10.3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447cm" svg:y="9.8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.447cm" svg:y="9.3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0.972cm" svg:height="0.965cm" svg:x="6.954cm" svg:y="9.2cm">
          <draw:text-box>
            <text:p><text:span text:style-name="T3">8118</text:span></text:p>
            <text:p><text:span text:style-name="T3">RAM</text:span></text:p>
            <text:p><text:span text:style-name="T3">NF</text:span></text:p>
          </draw:text-box>
        </draw:frame>
        <draw:line draw:style-name="gr20" draw:text-style-name="P9" draw:layer="layout" svg:x1="18.647cm" svg:y1="11.4cm" svg:x2="1.747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2-09T12:49:45.338000000</meta:creation-date>
    <dc:date>2023-12-25T18:01:39.472000000</dc:date>
    <meta:editing-duration>PT37M19S</meta:editing-duration>
    <meta:editing-cycles>4</meta:editing-cycles>
    <meta:generator>LibreOffice/6.2.5.2$Windows_X86_64 LibreOffice_project/1ec314fa52f458adc18c4f025c545a4e8b22c159</meta:generator>
    <meta:document-statistic meta:object-count="146"/>
  </office:meta>
</office:document-meta>
</file>